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3" style:family="paragraph" style:parent-style-name="Standard">
      <style:paragraph-properties fo:text-align="center" style:justify-single-word="false"/>
      <style:text-properties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3">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SHBOARD project</text:p>
      <text:p text:style-name="P1"/>
      <text:p text:style-name="P2">Introduction</text:p>
      <text:p text:style-name="P1"/>
      <text:p text:style-name="P1">Companies can sell products based on customer's needed. Sometimes, it might be difficult for the customer to know what is the product that meets its specific needs. </text:p>
      <text:p text:style-name="P1"/>
      <text:p text:style-name="P1">For this reason, a dashboard can be created in order to better understand the customer's needs. The dashboard does that by asking multiple questions that target what's the most relevant product.</text:p>
      <text:p text:style-name="P1"/>
      <text:p text:style-name="P1">Of course, the first question might be a more general question. But based on the answer to the first question, the second question is prepared to narrow even more the number of possible products that may fit to the customer.</text:p>
      <text:p text:style-name="P1"/>
      <text:p text:style-name="P1">With this model, each question is more focused and is based on the answer to the former questions.</text:p>
      <text:p text:style-name="P1"/>
      <text:p text:style-name="P1">Now, a major thing is that we don't want to hardcode a dashboard each time there is a new one to be made. For this reason, a program has been made for sellors to create easily their own dashboard.</text:p>
      <text:p text:style-name="P1"/>
      <text:p text:style-name="P1">Then, an important feature is that every interaction of the user with the dashboard is actually monitored. And every monitored data is first translated into an API before going to a database.</text:p>
      <text:p text:style-name="P1"/>
      <text:p text:style-name="P2">My mission in this project</text:p>
      <text:p text:style-name="P1"/>
      <text:p text:style-name="P1">Because there are tracking data in the database, it is useful to create statistics based on what is stored.</text:p>
      <text:p text:style-name="P1"/>
      <text:p text:style-name="P1">My mission is precisely to create these statistics. The general goal is to create generic functions in a programming language so that it will be possible to use statistics for any dashboard.</text:p>
      <text:p text:style-name="P1"/>
      <text:p text:style-name="P1">But, for instance, the first step is to start programming specific functions for a specific dashboard. This first mission consists of using the informations of this first dashboard and create specific functions in this specific scenario.</text:p>
      <text:p text:style-name="P1"/>
      <text:p text:style-name="P1">Of course, if needed, I can use a second or a third scenario where I can manipulate other kinds of statistics.</text:p>
      <text:p text:style-name="P1"/>
      <text:p text:style-name="P1">This will be a way of getting used to the application mechanisms and being prepared for creating generic functions afterwards. By no means this first step is designed to be a useable code.</text:p>
      <text:p text:style-name="P1"/>
      <text:p text:style-name="P1">Also, the fact that I use multiple scenario doesn't mean that I must be complete in every scenario. This is logical as the goal is to get used to the logic. For example, if I program a mean total price of a user transaction for a first scenario, I may not create the same function for the second scenario. This is just nonsense.</text:p>
      <text:p text:style-name="P1"/>
      <text:p text:style-name="P2">What is already available</text:p>
      <text:p text:style-name="P1"/>
      <text:p text:style-name="P1">All I need is data to work with, either a database access or an API access. The data are designed as objects in the object oriented design.</text:p>
      <text:p text:style-name="P1"/>
      <text:p text:style-name="P1">Some data already exists. Also, the object class already has functions I can work with. So, I that <text:soft-page-break/>need to work the class from scratch.</text:p>
      <text:p text:style-name="P1"/>
      <text:p text:style-name="P1">Also, the format of the API is already defined. The API defines a specific interaction of a user with a particular dashboard. The API is divided by parts. Each field is defining a state of a user interaction with the dashboard.</text:p>
      <text:p text:style-name="P1"/>
      <text:p text:style-name="P1">PS : how to name the fields?</text:p>
      <text:p text:style-name="P1"/>
      <text:p text:style-name="P1">The possible fields name are :</text:p>
      <text:p text:style-name="P1"/>
      <text:list xml:id="list7658903386615304744" text:style-name="L1">
        <text:list-item>
          <text:p text:style-name="P4">ConfigurationStarted </text:p>
        </text:list-item>
        <text:list-item>
          <text:p text:style-name="P4">AnswerSelected </text:p>
        </text:list-item>
        <text:list-item>
          <text:p text:style-name="P4">AnswerUnselected</text:p>
        </text:list-item>
        <text:list-item>
          <text:p text:style-name="P4">ProductsComputed</text:p>
        </text:list-item>
        <text:list-item>
          <text:p text:style-name="P4">NextQuestionAdded</text:p>
        </text:list-item>
      </text:list>
      <text:p text:style-name="P1"/>
      <text:p text:style-name="P1">AnswerSelected, AnswerUnselected, ProductsComputer depends on the number of questions the user interacts with. Basically, if a selected</text:p>
      <text:p text:style-name="P1"/>
      <text:p text:style-name="P1">Each field has the following format :</text:p>
      <text:p text:style-name="P1"/>
      <text:p text:style-name="P1">message FieldName{</text:p>
      <text:p text:style-name="P1">AttributeType1 AttributeName1 = value1 ;</text:p>
      <text:p text:style-name="P1">AttributeType2 Attributename2 = value2 ;</text:p>
      <text:p text:style-name="P1">...</text:p>
      <text:p text:style-name="P1">AttributeTypeN AttributeNameN = valueN ;</text:p>
      <text:p text:style-name="P1">}</text:p>
      <text:p text:style-name="P1"/>
      <text:p text:style-name="P1">Now, let's get to the precise definition of each field type :</text:p>
      <text:p text:style-name="P1"/>
      <text:list xml:id="list413801569802768299" text:style-name="L2">
        <text:list-item>
          <text:p text:style-name="P5">ConfigurationStarted : this field is the first to appear in the API. It defines the general interaction characteristics</text:p>
        </text:list-item>
        <text:list-item>
          <text:p text:style-name="P5">AnswerSelected: it defines a answer selection to the actual question the field focuses on.</text:p>
        </text:list-item>
        <text:list-item>
          <text:p text:style-name="P5">AnswerUnselected : Each time a user unselect an answer, this field is generated.</text:p>
        </text:list-item>
        <text:list-item>
          <text:p text:style-name="P5">ProductsComputed : this attribute is computed after the question is answered and confirmed. Based on the answer to the current question, it defines the number of products that may fit the customer purpose.</text:p>
        </text:list-item>
        <text:list-item>
          <text:p text:style-name="P5">NextQuestionAdded : this attribute is computed after the question is answered and confirmed. Based on the answer to the current question, it defines a new question to be asked in order to better understand the customer needs.</text:p>
        </text:list-item>
      </text:list>
      <text:p text:style-name="P1"/>
      <text:p text:style-name="P1">Because each field has specific attributes, it is important to specify them.</text:p>
      <text:p text:style-name="P1"/>
      <text:p text:style-name="P1">message ConfigurationStarted{</text:p>
      <text:p text:style-name="P1"><text:tab/>//This field defines a started configuration (configuration_id) of a configuration framework <text:tab/>//(configurator_id) and the version of the configurator used when interacting with it</text:p>
      <text:p text:style-name="P1"><text:tab/>//(configurator_version). First_question_id is the id of the first question to be asked in the <text:tab/>//process.</text:p>
      <text:p text:style-name="P1"/>
      <text:p text:style-name="P1"><text:tab/>string configuration_id = value ;</text:p>
      <text:p text:style-name="P1"><text:tab/>string configurator_id = value ;</text:p>
      <text:p text:style-name="P1"><text:tab/>int32 configurator_version = value ;</text:p>
      <text:p text:style-name="P1"><text:soft-page-break/><text:tab/>string catalog_id = value ;</text:p>
      <text:p text:style-name="P1">}</text:p>
      <text:p text:style-name="P1"/>
      <text:p text:style-name="P1">message AnswerSelected{</text:p>
      <text:p text:style-name="P1"><text:tab/>//It defines a selection of an answer (answer_id) to a specific question (question_id) during <text:tab/>//the process of a specific configuration (configuration_id)</text:p>
      <text:p text:style-name="P1"/>
      <text:p text:style-name="P1"><text:tab/>string configuration_id = value ;</text:p>
      <text:p text:style-name="P1"><text:tab/>string question_id = value ;</text:p>
      <text:p text:style-name="P1"><text:tab/>string answer_id = value ;</text:p>
      <text:p text:style-name="P1">}</text:p>
      <text:p text:style-name="P1"/>
      <text:p text:style-name="P1">message AnswerUnselected {</text:p>
      <text:p text:style-name="P1"><text:tab/>// It defines an unselection of a selected answer (answer_id) to a specific question </text:p>
      <text:p text:style-name="P1"><text:tab/>//(question_id) during the process of a specific configuration <text:s/>(configuration_id)</text:p>
      <text:p text:style-name="P1"/>
      <text:p text:style-name="P1"><text:tab/>string configuration_id = value ;</text:p>
      <text:p text:style-name="P1"><text:tab/>string question_id = value ;</text:p>
      <text:p text:style-name="P1"><text:tab/>string answer_id = value ;</text:p>
      <text:p text:style-name="P1">}</text:p>
      <text:p text:style-name="P1"/>
      <text:p text:style-name="P1">message ProductsComputed {</text:p>
      <text:p text:style-name="P1"><text:tab/>// Based on the answers to a question confirmed by the user during the process of a <text:tab/>//configuration (configuration_id), it defines the computed products (products) that may </text:p>
      <text:p text:style-name="P1"><text:tab/>//fit <text:s/>the user need based</text:p>
      <text:p text:style-name="P1"/>
      <text:p text:style-name="P1"><text:tab/>string configuration_id = value ;</text:p>
      <text:p text:style-name="P1"><text:tab/>repeated Product products = value ;</text:p>
      <text:p text:style-name="P1">}</text:p>
      <text:p text:style-name="P1"/>
      <text:p text:style-name="P1">message NextQuestionAdded {</text:p>
      <text:p text:style-name="P1"><text:tab/>//Based on the answers to a question confirmed by the user during the process of a <text:tab/>//configuration (configuration_id), it defines the next question to be asked </text:p>
      <text:p text:style-name="P1"><text:tab/>//(next_question_id).</text:p>
      <text:p text:style-name="P1"/>
      <text:p text:style-name="P1"><text:tab/>string configuration_id = value ;</text:p>
      <text:p text:style-name="P1"><text:tab/>string next_question_id = value ;</text:p>
      <text:p text:style-name="P1">}</text:p>
      <text:p text:style-name="P1"/>
      <text:p text:style-name="P1"/>
      <text:p text:style-name="P1"/>
      <text:p text:style-name="P2">What I need to finish the analysis</text:p>
      <text:p text:style-name="P1"/>
      <text:p text:style-name="P1"/>
      <text:p text:style-name="P1">I need that the client of this project is happy with what is explained here as a first project analysis. If it is not the case, I'll have to modify the current document before going forward.</text:p>
      <text:p text:style-name="P1"/>
      <text:p text:style-name="P1">Also, I need answers to the following questions :</text:p>
      <text:p text:style-name="P1"/>
      <text:list xml:id="list8593669381057225393" text:style-name="L3">
        <text:list-item>
          <text:p text:style-name="P6">I need to have the database structure. I don't need to work with the running database of the project but I need a replication of this one.</text:p>
        </text:list-item>
        <text:list-item>
          <text:p text:style-name="P6">I need to have the Java class created to define and use the useful data in the database.</text:p>
        </text:list-item>
        <text:list-item>
          <text:p text:style-name="P6"><text:soft-page-break/>Did I used the word 'field' correctly or do I have to replace this with another word.</text:p>
        </text:list-item>
        <text:list-item>
          <text:p text:style-name="P6">Which example am I going to use ? Knowing this information, I'll be able to create the design of the first part of the project.</text:p>
        </text:list-item>
        <text:list-item>
          <text:p text:style-name="P6">For the field ConfigurationStarted, is a configuration the framework of the configurator or is the configurator the framework of the configuration ?</text:p>
        </text:list-item>
        <text:list-item>
          <text:p text:style-name="P6">Do we compute ProductsComputed and NextQuestionAdded only when the answers of the current question is confirmed by the user ?</text:p>
        </text:list-item>
        <text:list-item>
          <text:p text:style-name="P6">Can I have the format of the class repeated and the class product ?</text:p>
        </text:list-item>
        <text:list-item>
          <text:p text:style-name="P6">Is the field ProductsComputed recomputed after each question so that at the end of a configuration, there is only one field named ProductsComputed ?</text:p>
        </text:list-item>
        <text:list-item>
          <text:p text:style-name="P6">Might it be better if the fields ProductsComputed and NextQuestionAdded were linked to the former asked question ?</text:p>
        </text:list-item>
      </text:list>
      <text:p text:style-name="P1"/>
      <text:p text:style-name="P1">I am conscious that the modelling of the project does not use any standardized format. It would have been better to use a standard immediately but I'm immediately working on it as the correction of this first analysi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Piraprez</meta:initial-creator>
    <meta:creation-date>2018-11-26T00:57:17.17</meta:creation-date>
    <dc:date>2018-11-26T14:25:18.30</dc:date>
    <dc:creator>Charles Piraprez</dc:creator>
    <meta:editing-duration>PT10H52M19S</meta:editing-duration>
    <meta:editing-cycles>40</meta:editing-cycles>
    <meta:generator>OpenOffice/4.1.3$Win32 OpenOffice.org_project/413m1$Build-9783</meta:generator>
    <meta:document-statistic meta:table-count="0" meta:image-count="0" meta:object-count="0" meta:page-count="4" meta:paragraph-count="87" meta:word-count="1220" meta:character-count="7275"/>
  </office:meta>
</office:document-meta>
</file>